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4" style:family="paragraph">
      <style:text-properties fo:text-shadow="1pt 1pt" fo:font-weight="bold" style:font-size-asian="18pt" style:font-size-complex="18pt"/>
    </style:style>
    <style:style style:name="P5" style:family="paragraph">
      <style:text-properties fo:font-family="'Liberation Sans'" style:font-style-name="Regular" style:font-family-generic="swiss" style:font-pitch="variable" fo:font-size="12pt" fo:text-shadow="1pt 1pt" fo:font-weight="bold" style:font-size-asian="18pt" style:font-size-complex="18pt"/>
    </style:style>
    <style:style style:name="P6" style:family="paragraph">
      <style:paragraph-properties fo:text-align="center"/>
      <style:text-properties fo:text-shadow="1pt 1pt" fo:font-weight="bold" style:font-size-asian="18pt" style:font-size-complex="18pt"/>
    </style:style>
    <style:style style:name="P7" style:family="paragraph">
      <style:paragraph-properties fo:text-align="center"/>
      <style:text-properties fo:font-family="'Liberation Sans'" style:font-style-name="Regular" style:font-family-generic="swiss" style:font-pitch="variable" fo:font-size="12pt" fo:text-shadow="1pt 1pt" fo:font-weight="bold" style:font-size-asian="18pt" style:font-size-complex="18pt"/>
    </style:style>
    <style:style style:name="T1" style:family="text"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T2" style:family="text">
      <style:text-properties fo:font-family="'Liberation Sans'" style:font-style-name="Regular" style:font-family-generic="swiss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1.442cm" svg:height="0.721cm" svg:x="0.681cm" svg:y="0.03cm">
          <draw:text-box>
            <text:p><text:span text:style-name="T1">Input</text:span></text:p>
          </draw:text-box>
        </draw:frame>
        <draw:frame draw:style-name="gr1" draw:text-style-name="P1" xml:id="id2" draw:id="id2" draw:layer="layout" svg:width="1.772cm" svg:height="0.721cm" svg:x="2.159cm" svg:y="1.04cm">
          <draw:text-box>
            <text:p><text:span text:style-name="T1">Output</text:span></text:p>
          </draw:text-box>
        </draw:frame>
        <draw:frame draw:style-name="gr1" draw:text-style-name="P1" xml:id="id4" draw:id="id4" draw:layer="layout" svg:width="2.051cm" svg:height="0.721cm" svg:x="0.377cm" svg:y="5.377cm">
          <draw:text-box>
            <text:p><text:span text:style-name="T1">Forward</text:span></text:p>
          </draw:text-box>
        </draw:frame>
        <draw:frame draw:style-name="gr1" draw:text-style-name="P1" xml:id="id5" draw:id="id5" draw:layer="layout" svg:width="2.805cm" svg:height="0.721cm" svg:x="0cm" svg:y="7.984cm">
          <draw:text-box>
            <text:p><text:span text:style-name="T1">Bidirectional</text:span></text:p>
          </draw:text-box>
        </draw:frame>
        <draw:frame draw:style-name="gr1" draw:text-style-name="P3" xml:id="id6" draw:id="id6" draw:layer="layout" svg:width="2.102cm" svg:height="1.191cm" svg:x="0.351cm" svg:y="10.517cm">
          <draw:text-box>
            <text:p text:style-name="P2"><text:span text:style-name="T1">Random</text:span></text:p>
            <text:p text:style-name="P2"><text:span text:style-name="T1">Access</text:span></text:p>
          </draw:text-box>
        </draw:frame>
        <draw:frame draw:style-name="gr1" draw:text-style-name="P1" xml:id="id1" draw:id="id1" draw:layer="layout" svg:width="1.772cm" svg:height="0.721cm" svg:x="5.127cm" svg:y="1.04cm">
          <draw:text-box>
            <text:p><text:span text:style-name="T1">Cursor</text:span></text:p>
          </draw:text-box>
        </draw:frame>
        <draw:frame draw:style-name="gr1" draw:text-style-name="P5" xml:id="id7" draw:id="id7" draw:layer="layout" svg:width="2.898cm" svg:height="0.721cm" svg:x="4.564cm" svg:y="3.13cm">
          <draw:text-box>
            <text:p text:style-name="P4"><text:span text:style-name="T2">Descending</text:span></text:p>
          </draw:text-box>
        </draw:frame>
        <draw:frame draw:style-name="gr1" draw:text-style-name="P7" xml:id="id8" draw:id="id8" draw:layer="layout" svg:width="2.898cm" svg:height="1.191cm" svg:x="4.564cm" svg:y="5.142cm">
          <draw:text-box>
            <text:p text:style-name="P6"><text:span text:style-name="T2">Descending</text:span></text:p>
            <text:p text:style-name="P6"><text:span text:style-name="T2">Forward</text:span></text:p>
          </draw:text-box>
        </draw:frame>
        <draw:frame draw:style-name="gr1" draw:text-style-name="P7" xml:id="id9" draw:id="id9" draw:layer="layout" svg:width="3.063cm" svg:height="1.191cm" svg:x="4.482cm" svg:y="7.749cm">
          <draw:text-box>
            <text:p text:style-name="P6"><text:span text:style-name="T2">Descending</text:span></text:p>
            <text:p text:style-name="P6"><text:span text:style-name="T2">Bidirectional</text:span></text:p>
          </draw:text-box>
        </draw:frame>
        <draw:frame draw:style-name="gr1" draw:text-style-name="P7" xml:id="id10" draw:id="id10" draw:layer="layout" svg:width="2.898cm" svg:height="1.661cm" svg:x="4.564cm" svg:y="10.282cm">
          <draw:text-box>
            <text:p text:style-name="P6"><text:span text:style-name="T2">Descending</text:span></text:p>
            <text:p text:style-name="P6"><text:span text:style-name="T2">Random</text:span></text:p>
            <text:p text:style-name="P6"><text:span text:style-name="T2">Access</text:span></text:p>
          </draw:text-box>
        </draw:frame>
        <draw:frame draw:style-name="gr1" draw:text-style-name="P5" xml:id="id11" draw:id="id11" draw:layer="layout" svg:width="2.475cm" svg:height="0.721cm" svg:x="7.305cm" svg:y="1.04cm">
          <draw:text-box>
            <text:p text:style-name="P4"><text:span text:style-name="T2">Container</text:span></text:p>
          </draw:text-box>
        </draw:frame>
        <draw:connector draw:style-name="gr2" draw:text-style-name="P3" draw:layer="layout" draw:type="line" svg:x1="5.127cm" svg:y1="1.4cm" svg:x2="3.931cm" svg:y2="1.4cm" draw:start-shape="id1" draw:start-glue-point="3" draw:end-shape="id2" draw:end-glue-point="1" svg:d="m5127 1400h-1196" svg:viewBox="0 0 1197 1">
          <text:p/>
        </draw:connector>
        <draw:connector draw:style-name="gr2" draw:text-style-name="P3" draw:layer="layout" draw:type="line" svg:x1="5.127cm" svg:y1="1.4cm" svg:x2="2.123cm" svg:y2="0.39cm" draw:start-shape="id1" draw:start-glue-point="3" draw:end-shape="id3" svg:d="m5127 1400-3004-1010" svg:viewBox="0 0 3005 1011">
          <text:p/>
        </draw:connector>
        <draw:connector draw:style-name="gr2" draw:text-style-name="P3" draw:layer="layout" draw:type="line" svg:x1="1.402cm" svg:y1="5.377cm" svg:x2="1.402cm" svg:y2="0.751cm" draw:start-shape="id4" draw:start-glue-point="0" draw:end-shape="id3" draw:end-glue-point="2" svg:d="m1402 5377v-4626" svg:viewBox="0 0 1 4627">
          <text:p/>
        </draw:connector>
        <draw:connector draw:style-name="gr2" draw:text-style-name="P3" draw:layer="layout" draw:type="line" svg:x1="1.402cm" svg:y1="7.984cm" svg:x2="1.402cm" svg:y2="6.098cm" draw:start-shape="id5" draw:start-glue-point="0" draw:end-shape="id4" draw:end-glue-point="2" svg:d="m1402 7984v-1886" svg:viewBox="0 0 1 1887">
          <text:p/>
        </draw:connector>
        <draw:connector draw:style-name="gr2" draw:text-style-name="P3" draw:layer="layout" draw:type="line" svg:x1="1.402cm" svg:y1="10.517cm" svg:x2="1.402cm" svg:y2="8.705cm" draw:start-shape="id6" draw:start-glue-point="0" draw:end-shape="id5" draw:end-glue-point="2" svg:d="m1402 10517v-1812" svg:viewBox="0 0 1 1813">
          <text:p/>
        </draw:connector>
        <draw:connector draw:style-name="gr2" draw:text-style-name="P3" draw:layer="layout" draw:type="line" svg:x1="6.013cm" svg:y1="3.13cm" svg:x2="6.013cm" svg:y2="1.761cm" draw:start-shape="id7" draw:start-glue-point="0" draw:end-shape="id1" draw:end-glue-point="2" svg:d="m6013 3130v-1369" svg:viewBox="0 0 1 1370">
          <text:p/>
        </draw:connector>
        <draw:connector draw:style-name="gr2" draw:text-style-name="P3" draw:layer="layout" draw:type="line" svg:x1="4.564cm" svg:y1="5.737cm" svg:x2="2.428cm" svg:y2="5.737cm" draw:start-shape="id8" draw:start-glue-point="3" draw:end-shape="id4" draw:end-glue-point="1" svg:d="m4564 5737h-2136" svg:viewBox="0 0 2137 1">
          <text:p/>
        </draw:connector>
        <draw:connector draw:style-name="gr2" draw:text-style-name="P3" draw:layer="layout" draw:type="line" svg:x1="4.482cm" svg:y1="8.344cm" svg:x2="2.805cm" svg:y2="8.344cm" draw:start-shape="id9" draw:start-glue-point="3" draw:end-shape="id5" svg:d="m4482 8344h-1677" svg:viewBox="0 0 1678 1">
          <text:p/>
        </draw:connector>
        <draw:connector draw:style-name="gr2" draw:text-style-name="P3" draw:layer="layout" draw:type="line" svg:x1="4.564cm" svg:y1="11.112cm" svg:x2="2.453cm" svg:y2="11.112cm" draw:start-shape="id10" draw:start-glue-point="3" draw:end-shape="id6" draw:end-glue-point="1" svg:d="m4564 11112h-2111" svg:viewBox="0 0 2112 1">
          <text:p/>
        </draw:connector>
        <draw:connector draw:style-name="gr2" draw:text-style-name="P3" draw:layer="layout" draw:type="line" svg:x1="6.013cm" svg:y1="3.13cm" svg:x2="8.542cm" svg:y2="1.761cm" draw:start-shape="id7" draw:start-glue-point="0" draw:end-shape="id11" draw:end-glue-point="2" svg:d="m6013 3130 2529-1369" svg:viewBox="0 0 2530 1370">
          <text:p/>
        </draw:connector>
        <draw:connector draw:style-name="gr2" draw:text-style-name="P7" draw:layer="layout" draw:type="line" svg:x1="6.013cm" svg:y1="5.142cm" svg:x2="6.013cm" svg:y2="3.851cm" draw:start-shape="id8" draw:start-glue-point="0" draw:end-shape="id7" draw:end-glue-point="2" svg:d="m6013 5142v-1291" svg:viewBox="0 0 1 1292">
          <text:p/>
        </draw:connector>
        <draw:connector draw:style-name="gr2" draw:text-style-name="P7" draw:layer="layout" draw:type="line" svg:x1="6.013cm" svg:y1="7.749cm" svg:x2="6.013cm" svg:y2="6.333cm" draw:start-shape="id9" draw:start-glue-point="0" draw:end-shape="id8" draw:end-glue-point="2" svg:d="m6013 7749v-1416" svg:viewBox="0 0 1 1417">
          <text:p/>
        </draw:connector>
        <draw:connector draw:style-name="gr2" draw:text-style-name="P7" draw:layer="layout" draw:type="line" svg:x1="6.013cm" svg:y1="10.282cm" svg:x2="6.013cm" svg:y2="8.94cm" draw:start-shape="id10" draw:start-glue-point="0" draw:end-shape="id9" draw:end-glue-point="2" svg:d="m6013 10282v-1342" svg:viewBox="0 0 1 1343">
          <text:p/>
        </draw:connector>
        <draw:connector draw:style-name="gr2" draw:text-style-name="P3" draw:layer="layout" draw:type="line" svg:x1="3.04cm" svg:y1="4.179cm" svg:x2="3.045cm" svg:y2="1.761cm" draw:end-shape="id2" draw:end-glue-point="2" svg:d="m3040 4179 5-2418" svg:viewBox="0 0 6 2419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065cm" fo:page-height="12.06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8:13:28</meta:creation-date>
    <dc:date>2013-09-23T17:08:14</dc:date>
    <meta:editing-duration>PT8H36M57S</meta:editing-duration>
    <meta:editing-cycles>11</meta:editing-cycles>
    <meta:generator>LibreOffice/4.0.5.2$MacOSX_x86 LibreOffice_project/5464147a081647a250913f19c0715bca595af2f</meta:generator>
    <meta:document-statistic meta:object-count="43"/>
  </office:meta>
</office:document-meta>
</file>